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automatic-styles>
    <style:style style:name="P1" style:parent-style-name="Heading1" style:master-page-name="MP0" style:family="paragraph">
      <style:paragraph-properties fo:break-before="page"/>
    </style:style>
    <style:style style:name="P2" style:parent-style-name="Normal" style:family="paragraph">
      <style:paragraph-properties fo:break-before="page"/>
      <style:text-properties fo:hyphenate="true"/>
    </style:style>
    <style:style style:name="P3" style:parent-style-name="Normal" style:family="paragraph">
      <style:paragraph-properties fo:break-before="page"/>
      <style:text-properties fo:hyphenate="true"/>
    </style:style>
    <style:style style:name="P4" style:parent-style-name="Normal" style:family="paragraph">
      <style:paragraph-properties fo:break-before="page"/>
      <style:text-properties fo:hyphenate="true"/>
    </style:style>
  </office:automatic-styles>
  <office:body>
    <office:text text:use-soft-page-breaks="true">
      <text:h text:style-name="P1" text:outline-level="1">Assembly Tutorial, Lesson<text:s/>3:<text:s/>Data in Motion</text:h>
      <text:p text:style-name="Normal">[Title Slide]</text:p>
      <text:p text:style-name="Normal">Hi, there! This is Matt Heffernan. Welcome back to my channel. This is the<text:s/>third<text:s/>episode of my tutorial series on Z80<text:s/>assembly language development, targeting the Sinclair ZX Spectrum to learn how to program a simple system starting at the very lowest level. If you haven’t seen the first episode, I strongly encourage you to go back to my channel, and don’t forget to subscribe and click the bell to be notified when the next episode comes out, and start this playlist from the beginning.</text:p>
      <text:p text:style-name="Normal">So far in this series, we have learned the basic of assembly language and went over all of the different addressing modes supported by the Z80. The examples in both episodes consisted of moving data around on the Spectrum, and now that we have a solid footing in how that is done using all of the different addressing modes, let’s go a bit deeper and learn about all of the specific ways that you can move data.</text:p>
      <text:p text:style-name="Normal">[Slide 2:<text:s/>LD mnemonic syntax]</text:p>
      <text:p text:style-name="Normal">From the beginning, we’ve been looking at how the Load instruction works. The mnemonic syntax is fairly simple, just LD followed by a pair of operands, each with their own addressing mode. The first operand is the destination of a data value, and the second is the source. One or two bytes will be copied from somewhere and placed at the destination, which will be either a register or a memory address.</text:p>
      <text:p text:style-name="Normal">[Slide 3: Z80 architecture]</text:p>
      <text:p text:style-name="Normal">We’ve seen all of the different registers for the Z80 already, and we know that at least one of the<text:s/>operands of LD needs to be one of these registers. Some registers are strictly 8-bit, like the accumulator, also known as register A. Some are strictly 16-bit, like SP, the stack pointer. But most of them can either be referenced as 16-bit registers, or as two separate 8-bit registers, like how the HL register can be split into H and L. All of these registers hold data, even each of the status bits in the F register can be considered data, but there are only certain ways that this data can be accessed.</text:p>
      <text:p text:style-name="Normal">[slide 4: memory map]</text:p>
      <text:p text:style-name="Normal">Accessing the memory of the Spectrum is even more restricted, with fewer ways to read and write the data in memory, and in the case of ROM you can only read from it. Memory is generally the persistent resting place of data, which means that a large part of every program is getting data from memory into the registers, processed, and then written back out to memory.</text:p>
      <text:p text:style-name="Normal">[slide 5: hardware ports]</text:p>
      <text:p text:style-name="Normal">Data can also move through the Z80 with hardware ports to interact with input/output devices. We’ll get into how this works in detail in a later episode, but for now it’s good to be aware that data is coming into the system often through one of these hardware ports, most often by using the keyboard, but also from the tape input or other peripherals. Then data can be output from the Z80 to other devices<text:s/>in the Spectrum, like the tape output or the piezoelectric beeper, as well as external peripherals like printers. All of this is done with hardware ports that are addressed separately from memory, but for this lesson we are just going to stick to memory and see how all this works another time.</text:p>
      <text:p text:style-name="P2"/>
      <text:soft-page-break/>
      <text:p text:style-name="Normal">[slide 6: LD #1]</text:p>
      <text:p text:style-name="Normal">Let’s get back to that Load instruction. We’ve seen how the operands work, and all of the addressing modes supported by each of them adds up to a staggering 181 opcodes in the Z80 instruction set architecture. That’s<text:s/>nearly a quarter of all the opcodes, but LD takes on a lot of responsibility. The simplest and fastest LD opcodes are for moving data between pairs of 8-bit registers. There are 13 different 8-bit registers, but you can’t move data between any pair of them with a single Load instruction. As you can see in this table, the I and R registers can only be paired with A, while the upper and lower halves of each index register can’t be paired with H, L, or the halves of the other index register. Even with these limitations, we still end up with [build] 101 different opcodes for doing these 8-bit copies between registers. All of these opcodes are a single byte and can be executed very quickly.</text:p>
      <text:p text:style-name="Normal">[slide 7: LD #2]</text:p>
      <text:p text:style-name="Normal">There are fewer loads supported between 16-bit registers, with only three opcodes<text:s/>available, each used to load the stack pointer with a new address, which could be in HL or either of the index registers.</text:p>
      <text:p text:style-name="Normal">You can load immediate values into most registers, with 8-bit values getting loaded directly into everything except I and R, which both require you to load the value into A first. That’s not a big deal, as programs rarely need to do that more than once. Extended immediate loads are supported to get 16-bit values into all of the 16-bit registers, except the program counter. Of course, you load a value into the program counter by doing a Jump, so it doesn’t need to be done with a load as well.</text:p>
      <text:p text:style-name="Normal">[slide 8: LD #4]</text:p>
      <text:p text:style-name="Normal">8-bit values from memory can only be directly loaded to A, but you can load two bytes from memory into any 16-bit register, except again for the program counter.<text:s/>In that case, you’d have to do an indirect jump with HL or an index register, and we’ll see how that works in another lesson.</text:p>
      <text:p text:style-name="Normal">[slide 9: LD #5]</text:p>
      <text:p text:style-name="Normal">Going the other way, we can write data to memory using the same registers, with the operands reversed. Single bytes can only be loaded from A, but two bytes can be loaded from any 16-bit register, except the program counter. Needing to write the current value of the program counter to memory is pretty rare, but you could do it through some shenanigans with the stack. We won’t get into how that works until a later video, either.</text:p>
      <text:p text:style-name="Normal">[slide 10: LD #6]</text:p>
      <text:p text:style-name="Normal">LD supports register indirect mode for both operands, but only when paired with just a register. You can use BC or DE to hold memory addresses, and load a byte from memory into A, but not into any other addresses. If you use HL, you can load a byte into A, B, C, D, E, and even H and L. Going the other way, you can write the value in A to the addresses in BC or DE. If your destination is the address in HL, you can load the values from registers A, B, C, D, E, and yet again H and L, just in case you need to get half of the address written to that address. I’m at a loss as to why anybody would want to do that, but if you have an idea, or better yet an example, please share it in the comments.</text:p>
      <text:p text:style-name="Normal">[slide 11: LD #7]</text:p>
      <text:p text:style-name="Normal">Finally, we get to the last mode supported by Load: indexed addressing. You can use indexed addressing in all the same cases as using indirect HL, with either IX or IY. A, B, C, D, E, H and L can be used for reading or writing data in memory using offsets from either IX or IY.</text:p>
      <text:p text:style-name="P3"/>
      <text:soft-page-break/>
      <text:p text:style-name="Normal">[slide 12: EX]</text:p>
      <text:p text:style-name="Normal">The Exchange instruction, or EX for short, transfers 16-bit values between two locations. They actually exchange values, as the name suggests, rather than copying from one to the other. There are five different opcodes for EX, starting with EX AF,AF’, which will exchange the current accumulator and status bit values with the alternate A and F registers. The values in the alternate registers will have not changed since the last Exchange, so this can be a good way of preserving state without growing the stack.</text:p>
      <text:p text:style-name="Normal">You can also exchange the values between DE and HL, which comes in very handy as HL has so many more uses. The rest of the opcodes are all for exchanging register values with the top two bytes on the stack, that is, whatever was pushed most recently. These are some of the shenanigans I was talking about earlier. Don’t go messing with the stack unless you really know what you’re doing!</text:p>
      <text:p text:style-name="Normal">[slide 13: EXX]</text:p>
      <text:p text:style-name="Normal">The exchange instruction with two Xs – EXX – is used for exchanging BC, DE and HL with their alternate registers. Like the EX exchange, this is the only way to change the values in these alternate registers. They will have the same value since the last EXX. You don’t need any operands, as EXX will exchange all three pairs of registers every time.</text:p>
      <text:p text:style-name="Normal">[slide 14: using alternate registers]</text:p>
      <text:p text:style-name="Normal">To illustrate how the exchange instructions work, let’s go through a little case study in using alternate registers.</text:p>
      <text:p text:style-name="Normal"/>
      <text:p text:style-name="P4"/>
      <text:soft-page-break/>
      <text:p text:style-name="Normal">[start loading<text:s/>patreon.sna]</text:p>
      <text:p text:style-name="Normal">Please subscribe to my channel and click the bell to be notified when the next episode comes out, and please like this video if you learned anything and let YouTube know you want to see more tutorials like this. If you can’t wait for the next<text:s/>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06-22T18:58:00Z</meta:creation-date>
    <dc:date>2021-06-22T21:11:00Z</dc:date>
    <meta:template xlink:href="Normal.dotm" xlink:type="simple"/>
    <meta:editing-cycles>12</meta:editing-cycles>
    <meta:editing-duration>PT7980S</meta:editing-duration>
    <meta:document-statistic meta:page-count="4" meta:paragraph-count="16" meta:word-count="1265" meta:character-count="8463" meta:row-count="60" meta:non-whitespace-character-count="7214"/>
  </office:meta>
</office:document-meta>
</file>